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6.345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4.92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/>
          <table:table-cell office:value-type="string" calcext:value-type="string">
            <text:p>WFTB 03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/>
          <table:table-cell office:value-type="string" calcext:value-type="string">
            <text:p>WFTB 05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4146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3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/>
          <table:table-cell office:value-type="string" calcext:value-type="string">
            <text:p>EATMD 13-01 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1</text:p>
          </table:table-cell>
          <table:table-cell office:value-type="string" calcext:value-type="string">
            <text:p>Mozart's Horn Conc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2</text:p>
          </table:table-cell>
          <table:table-cell office:value-type="string" calcext:value-type="string">
            <text:p>Trumpet Volunta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4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Pulcinello's Hornpipe / Three Rusty Sword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41516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/>
          <table:table-cell office:value-type="string" calcext:value-type="string">
            <text:p>WFTB 02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/>
          <table:table-cell office:value-type="string" calcext:value-type="string">
            <text:p>WFTB 02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/>
          <table:table-cell office:value-type="string" calcext:value-type="string">
            <text:p>WFTB 05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7 09</text:p>
          </table:table-cell>
          <table:table-cell office:value-type="string" calcext:value-type="string">
            <text:p>Horses Braw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The Staten Island Ferry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41556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/>
          <table:table-cell office:value-type="string" calcext:value-type="string">
            <text:p>WFTB 04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ie Kate</text:p>
          </table:table-cell>
          <table:table-cell/>
          <table:table-cell office:value-type="string" calcext:value-type="string">
            <text:p>WFS 13-10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/>
          <table:table-cell office:value-type="string" calcext:value-type="string">
            <text:p>WFTB 02-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3"/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4159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4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4"/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4161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4"/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3"/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3"/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4165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4-01 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4-01 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4128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4131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41436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417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WFS 14-04 0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office:value-type="string" calcext:value-type="string">
            <text:p>The Curly-Headed Ploughbo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ie Kat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office:value-type="string" calcext:value-type="string">
            <text:p>Davey Davey Nick Nack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Staten Island Ferr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Man In The Mo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41737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number-columns-repeated="1017"/>
        </table:table-row>
        <table:table-row table:style-name="ro5" table:number-rows-repeated="10482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 style:data-style-name="N2" text:time-value="18:43:51.29538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1:09:52</meta:creation-date>
    <dc:date>2014-05-15T17:49:19.896599999</dc:date>
    <meta:editing-duration>P2DT5H31M43S</meta:editing-duration>
    <meta:editing-cycles>17</meta:editing-cycles>
    <meta:generator>LibreOffice/4.2.3.3$Linux_X86_64 LibreOffice_project/420m0$Build-3</meta:generator>
    <meta:document-statistic meta:table-count="1" meta:cell-count="1900" meta:object-count="0"/>
    <meta:user-defined meta:name="qrichtext">1</meta:user-defined>
  </office:meta>
</office:document-meta>
</file>